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013" officeooo:paragraph-rsid="00096013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96013" officeooo:paragraph-rsid="00096013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0a288a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f316f" officeooo:paragraph-rsid="000f316f"/>
    </style:style>
    <style:style style:name="P5" style:family="paragraph" style:parent-style-name="Standard">
      <style:text-properties fo:font-variant="normal" fo:text-transform="none" fo:color="#505050" style:font-name="OpenSans" fo:font-size="13pt" fo:letter-spacing="normal" fo:font-style="normal" style:text-underline-style="solid" style:text-underline-width="auto" style:text-underline-color="font-color" fo:font-weight="bold" officeooo:rsid="000f316f" officeooo:paragraph-rsid="000f316f" style:font-size-asian="13pt" style:font-weight-asian="bold" style:font-size-complex="13pt" style:font-weight-complex="bold"/>
    </style:style>
    <style:style style:name="P6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rsid="00096013" officeooo:paragraph-rsid="00096013" fo:background-color="#fffffe"/>
    </style:style>
    <style:style style:name="P7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8" style:family="paragraph" style:parent-style-name="Standard">
      <style:text-properties fo:font-variant="normal" fo:text-transform="none" fo:color="#545454" style:font-name="Consolas" fo:font-size="10.5pt" fo:letter-spacing="normal" fo:font-style="normal" fo:font-weight="normal" officeooo:rsid="000f316f" officeooo:paragraph-rsid="000f316f"/>
    </style:style>
    <style:style style:name="T1" style:family="text">
      <style:text-properties fo:color="#a31515"/>
    </style:style>
    <style:style style:name="T2" style:family="text">
      <style:text-properties fo:color="#0451a5"/>
    </style:style>
    <style:style style:name="T3" style:family="text">
      <style:text-properties style:text-underline-style="none" officeooo:rsid="000a288a"/>
    </style:style>
    <style:style style:name="T4" style:family="text">
      <style:text-properties fo:color="#e0276a" style:font-name="Consolas" fo:font-size="9.75pt" fo:background-color="#f2f2f2" loext:char-shading-value="0" loext:padding="0cm" loext:border="none"/>
    </style:style>
    <style:style style:name="T5" style:family="text">
      <style:text-properties fo:color="#545454"/>
    </style:style>
    <style:style style:name="T6" style:family="text">
      <style:text-properties fo:color="#545454" style:font-name="Consolas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st:</text:p>
      <text:p text:style-name="P1"/>
      <text:p text:style-name="P2">POST=<text:a xlink:type="simple" xlink:href="http://127.0.0.1:8000/api/proyecto" text:style-name="Internet_20_link" text:visited-style-name="Visited_20_Internet_20_Link">http://127.0.0.1:8000/api/proyecto</text:a></text:p>
      <text:p text:style-name="P2"/>
      <text:p text:style-name="P6">{</text:p>
      <text:p text:style-name="P7"><text:span text:style-name="T1">"name"</text:span>: <text:span text:style-name="T2">"Batman"</text:span>,</text:p>
      <text:p text:style-name="P7"><text:span text:style-name="T1">"description"</text:span> : <text:span text:style-name="T2">"Buenisima"</text:span>,</text:p>
      <text:p text:style-name="P7"><text:span text:style-name="T1">"duration"</text:span>: <text:span text:style-name="T2">"90"</text:span>,</text:p>
      <text:p text:style-name="P7"><text:span text:style-name="T1">"status"</text:span>: <text:span text:style-name="T2">"inactiva"</text:span>,</text:p>
      <text:p text:style-name="P7"><text:span text:style-name="T1">"classification"</text:span>: <text:span text:style-name="T2">"ATP"</text:span>,</text:p>
      <text:p text:style-name="P7"><text:span text:style-name="T1">"gender"</text:span>:<text:span text:style-name="T2">"asd"</text:span>,</text:p>
      <text:p text:style-name="P7"><text:span text:style-name="T1">"detail"</text:span>: <text:span text:style-name="T2">"javi"</text:span>,</text:p>
      <text:p text:style-name="P7"><text:span text:style-name="T1">"start_date"</text:span>:<text:span text:style-name="T2">"2020-01-10"</text:span>,</text:p>
      <text:p text:style-name="P7"><text:span text:style-name="T1">"end_date"</text:span>:<text:span text:style-name="T2">"2020-10-10"</text:span></text:p>
      <text:p text:style-name="P7">}</text:p>
      <text:p text:style-name="P2"/>
      <text:p text:style-name="P3"><text:span text:style-name="T3">GET= </text:span><text:a xlink:type="simple" xlink:href="http://127.0.0.1:8000/api/proyecto" text:style-name="Internet_20_link" text:visited-style-name="Visited_20_Internet_20_Link">http://127.0.0.1:8000/api/proyecto</text:a></text:p>
      <text:p text:style-name="P3"/>
      <text:p text:style-name="P5">Mysql;</text:p>
      <text:p text:style-name="P4"/>
      <text:p text:style-name="P4"><text:span text:style-name="T4">sudo</text:span><text:span text:style-name="T5"> </text:span><text:span text:style-name="T4">apt</text:span><text:span text:style-name="T5"> </text:span><text:span text:style-name="T4">install</text:span><text:span text:style-name="T5"> </text:span><text:span text:style-name="T6">mysql-server</text:span></text:p>
      <text:p text:style-name="P8"/>
      <text:p text:style-name="P4"><text:span text:style-name="T4">sudo</text:span><text:span text:style-name="T6"> mysql_secure_installation</text:span></text:p>
      <text:p text:style-name="P8"/>
      <text:p text:style-name="P4"/>
      <text:p text:style-name="P4">sudo mysql</text:p>
      <text:p text:style-name="P4"/>
      <text:p text:style-name="P4">CREATE USER 'javidb'@'localhost' IDENTIFIED BY 'javidb';</text:p>
      <text:p text:style-name="P4"/>
      <text:p text:style-name="P4">GRANT ALL PRIVILEGES ON *.* TO 'javidb'@'localhost' WITH GRANT OPTION;</text:p>
      <text:p text:style-name="P4"/>
      <text:p text:style-name="P4">SELECT user,authentication_string,plugin,host FROM mysql.user;</text:p>
      <text:p text:style-name="P4"/>
      <text:p text:style-name="P4">CREATE DATABASE testdb;</text:p>
      <text:p text:style-name="P4"/>
      <text:p text:style-name="P4">use testdb;</text:p>
      <text:p text:style-name="P4"/>
      <text:p text:style-name="P4">describe proyecto_pelicula;</text:p>
      <text:p text:style-name="P4"/>
      <text:p text:style-name="P4">select * from proyecto_pelicula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3:33:32.442698597</meta:creation-date>
    <dc:date>2020-12-07T13:01:37.773632118</dc:date>
    <meta:editing-duration>PT1H20M33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62" meta:character-count="632" meta:non-whitespace-character-count="595"/>
  </office:meta>
</office:document-meta>
</file>